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5.34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3.056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9.134cm"/>
    </style:style>
    <style:style style:name="pr3" style:family="presentation" style:parent-style-name="Padrão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2" draw:text-style-name="P2" xml:id="id1" draw:id="id1" draw:layer="layout" svg:width="5.842cm" svg:height="3.048cm" svg:x="18.034cm" svg:y="5.334cm">
          <text:p text:style-name="P2">avg_in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20.955cm" svg:y1="8.382cm" svg:x2="12.395cm" svg:y2="7.823cm" draw:start-shape="id1" draw:start-glue-point="2" svg:d="M20955 8382c0 751-8560 1031-8560-559" svg:viewBox="0 0 8561 1162">
          <text:p/>
        </draw:connector>
        <draw:frame draw:style-name="gr4" draw:text-style-name="P4" draw:layer="layout" svg:width="6.35cm" svg:height="2.384cm" svg:x="14.478cm" svg:y="9.144cm">
          <draw:text-box>
            <text:p>Todos os processos</text:p>
            <text:p>(considerando mortalidade)</text:p>
          </draw:text-box>
        </draw:frame>
        <draw:custom-shape draw:style-name="gr2" draw:text-style-name="P2" xml:id="id3" draw:id="id3" draw:layer="layout" svg:width="5.842cm" svg:height="3.048cm" svg:x="9.398cm" svg:y="4.572cm">
          <text:p text:style-name="P2">^biomass</text:p>
          <text:p text:style-name="P2">3 compartimento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334cm" svg:y1="10.668cm" svg:x2="3.81cm" svg:y2="10.668cm">
          <text:p/>
        </draw:line>
        <draw:custom-shape draw:style-name="gr5" draw:text-style-name="P2" draw:layer="layout" svg:width="3.556cm" svg:height="2.286cm" svg:x="5.334cm" svg:y="9.398cm">
          <text:p text:style-name="P2">GPP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2.286cm" svg:x="0.254cm" svg:y="9.652cm">
          <text:p text:style-name="P2">respirção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626cm" svg:y1="10.668cm" svg:x2="4.626cm" svg:y2="8.89cm">
          <text:p/>
        </draw:line>
        <draw:custom-shape draw:style-name="gr6" draw:text-style-name="P2" xml:id="id2" draw:id="id2" draw:layer="layout" svg:width="4.572cm" svg:height="1.778cm" svg:x="2.54cm" svg:y="7.112cm">
          <text:p text:style-name="P2">Biomass </text:p>
          <text:p text:style-name="P2">Increment total=npp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4.826cm" svg:y1="7.112cm" svg:x2="9.398cm" svg:y2="6.096cm" draw:start-shape="id2" draw:start-glue-point="0" draw:end-shape="id3" svg:d="M4826 7112c0-678 1524-1016 4572-1016" svg:viewBox="0 0 4573 1017">
          <text:p text:style-name="P2">+</text:p>
        </draw:connector>
        <draw:connector draw:style-name="gr7" draw:text-style-name="P3" draw:layer="layout" draw:type="curve" svg:x1="11.938cm" svg:y1="4.572cm" svg:x2="16.51cm" svg:y2="3.556cm" svg:d="M11938 4572c0-678 1524-1016 4572-1016" svg:viewBox="0 0 4573 1017">
          <text:p text:style-name="P2">+</text:p>
        </draw:connector>
        <draw:custom-shape draw:style-name="gr8" draw:text-style-name="P2" draw:layer="layout" svg:width="4.064cm" svg:height="1.778cm" svg:x="16.51cm" svg:y="2.54cm">
          <text:p text:style-name="P2">Alometria</text:p>
          <text:p text:style-name="P2">(alocação)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0.828cm" svg:height="3.095cm" svg:x="1.27cm" svg:y="1.778cm">
          <draw:text-box>
            <text:p>Npp= ^biomassa total=^biomassa folhas+^biomassa raizes +^troncos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1T09:47:28.935205704</meta:creation-date>
    <meta:editing-duration>PT16H13M29S</meta:editing-duration>
    <meta:editing-cycles>2</meta:editing-cycles>
    <meta:generator>LibreOffice/6.0.7.3$Linux_X86_64 LibreOffice_project/00m0$Build-3</meta:generator>
    <meta:initial-creator>Bianca Rius</meta:initial-creator>
    <dc:date>2020-08-21T09:47:58.899372975</dc:date>
    <dc:creator>Bianca Rius</dc:creator>
    <meta:document-statistic meta:object-count="40"/>
  </office:meta>
</office:document-meta>
</file>